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paragraph-rsid="000fe20b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404 hw01</text:p>
      <text:p text:style-name="P1"/>
      <text:p text:style-name="P1">Yinuo 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1T20:31:03</dc:date>
    <dc:creator>Yinuo Li</dc:creator>
    <meta:document-statistic meta:table-count="0" meta:image-count="0" meta:object-count="0" meta:page-count="1" meta:paragraph-count="2" meta:word-count="4" meta:character-count="19" meta:non-whitespace-character-count="17"/>
    <meta:generator>LibreOffice/4.0.4.2$Linux_X86_64 LibreOffice_project/400m0$Build-2</meta:generator>
  </office:meta>
</office:document-meta>
</file>